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C300000066EF6F27D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986in" fo:margin-left="-0.0986in" table:align="left" style:writing-mode="lr-tb"/>
    </style:style>
    <style:style style:name="Table1.A" style:family="table-column">
      <style:table-column-properties style:column-width="2.0674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0826in"/>
    </style:style>
    <style:style style:name="Table1.D" style:family="table-column">
      <style:table-column-properties style:column-width="1.5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="0.5pt solid #808080" style:writing-mode="lr-tb"/>
    </style:style>
    <style:style style:name="Table1.C1" style:family="table-cell">
      <style:table-cell-properties style:vertical-align="top" fo:padding-left="0.0486in" fo:padding-right="0.0486in" fo:padding-top="0in" fo:padding-bottom="0in" fo:border="0.5pt solid #808080" style:writing-mode="lr-tb"/>
    </style:style>
    <style:style style:name="Table1.2" style:family="table-row">
      <style:table-row-properties fo:keep-together="always"/>
    </style:style>
    <style:style style:name="Table2" style:family="table">
      <style:table-properties style:width="6.4208in" fo:margin-left="-0.0986in" table:align="left" style:writing-mode="lr-tb"/>
    </style:style>
    <style:style style:name="Table2.A" style:family="table-column">
      <style:table-column-properties style:column-width="4.8215in"/>
    </style:style>
    <style:style style:name="Table2.B" style:family="table-column">
      <style:table-column-properties style:column-width="1.5993in"/>
    </style:style>
    <style:style style:name="Table2.1" style:family="table-row">
      <style:table-row-properties style:min-row-height="0.3201in" fo:keep-together="auto"/>
    </style:style>
    <style:style style:name="Table2.A1" style:family="table-cell">
      <style:table-cell-properties style:vertical-align="middle" fo:padding-left="0.0486in" fo:padding-right="0.0486in" fo:padding-top="0in" fo:padding-bottom="0in" fo:border="0.5pt solid #808080" style:writing-mode="lr-tb"/>
    </style:style>
    <style:style style:name="P1" style:family="paragraph" style:parent-style-name="Standard">
      <style:paragraph-properties fo:margin-left="2.95in" fo:margin-right="0in" fo:text-indent="0.4917in" style:auto-text-indent="false"/>
      <style:text-properties style:font-name="Arial1" fo:font-weight="bold" style:font-weight-asian="bold" style:font-name-complex="Arial1"/>
    </style:style>
    <style:style style:name="P2" style:family="paragraph" style:parent-style-name="Footer">
      <style:paragraph-properties fo:margin-left="2.95in" fo:margin-right="0in" fo:text-indent="0.4917in" style:auto-text-indent="false">
        <style:tab-stops/>
      </style:paragraph-properties>
      <style:text-properties style:font-name="Arial1" fo:font-weight="bold" style:font-weight-asian="bold" style:font-name-complex="Arial1"/>
    </style:style>
    <style:style style:name="P3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style:font-name="Arial1" fo:font-weight="bold" style:font-weight-asian="bold" style:font-name-complex="Arial1"/>
    </style:style>
    <style:style style:name="P4" style:family="paragraph" style:parent-style-name="Standard">
      <style:paragraph-properties fo:text-align="center" style:justify-single-word="false">
        <style:tab-stops>
          <style:tab-stop style:position="3.5437in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fo:color="#0000ff" loext:opacity="100%" fo:font-weight="bold" style:font-weight-asian="bold"/>
    </style:style>
    <style:style style:name="P11" style:family="paragraph" style:parent-style-name="Heading_20_2">
      <style:paragraph-properties fo:margin-top="0in" fo:margin-bottom="0in" style:contextual-spacing="false"/>
    </style:style>
    <style:style style:name="P12" style:family="paragraph" style:parent-style-name="Standard">
      <style:paragraph-properties fo:text-align="center" style:justify-single-word="false"/>
      <style:text-properties fo:color="#0000ff" loext:opacity="100%" fo:font-weight="bold" style:font-weight-asian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000000" loext:opacity="100%"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fo:font-weight="bold" style:font-weight-asian="bold"/>
    </style:style>
    <style:style style:name="P15" style:family="paragraph" style:parent-style-name="Standard">
      <style:paragraph-properties fo:text-align="end" style:justify-single-word="false" style:snap-to-layout-grid="false"/>
      <style:text-properties fo:color="#000000" loext:opacity="100%" fo:font-weight="bold" style:font-weight-asian="bold"/>
    </style:style>
    <style:style style:name="P16" style:family="paragraph" style:parent-style-name="Standard">
      <style:paragraph-properties fo:text-align="end" style:justify-single-word="false"/>
      <style:text-properties fo:color="#000000" loext:opacity="100%" fo:font-weight="bold" style:font-weight-asian="bold"/>
    </style:style>
    <style:style style:name="P17" style:family="paragraph" style:parent-style-name="Standard">
      <style:paragraph-properties fo:text-align="end" style:justify-single-word="false"/>
      <style:text-properties fo:color="#0000ff" loext:opacity="100%" fo:font-weight="bold" style:font-weight-asian="bold"/>
    </style:style>
    <style:style style:name="P18" style:family="paragraph" style:parent-style-name="Standard">
      <style:paragraph-properties fo:text-align="justify" style:justify-single-word="false"/>
      <style:text-properties fo:color="#808080" loext:opacity="100%" fo:font-weight="bold" style:font-weight-asian="bold"/>
    </style:style>
    <style:style style:name="P19" style:family="paragraph" style:parent-style-name="Standard">
      <style:paragraph-properties fo:margin-left="-0.1252in" fo:margin-right="0in" fo:text-align="justify" style:justify-single-word="false"/>
    </style:style>
    <style:style style:name="P20" style:family="paragraph" style:parent-style-name="Heading_20_3">
      <style:text-properties fo:font-size="12pt" fo:font-style="normal" style:text-underline-style="none" style:font-size-asian="12pt" style:font-style-asian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fo:language="none" fo:country="none" fo:font-style="italic" fo:font-weight="bold" style:language-asian="none" style:country-asian="none" style:font-style-asian="italic" style:font-weight-asian="bold"/>
    </style:style>
    <style:style style:name="P22" style:family="paragraph">
      <loext:graphic-properties draw:fill="none" draw:fill-color="#333399"/>
    </style:style>
    <style:style style:name="P23" style:family="paragraph" style:parent-style-name="Standard">
      <style:text-properties fo:color="#000000" loext:opacity="100%" fo:font-style="italic" fo:font-weight="bold" style:font-style-asian="italic" style:font-weight-asian="bold"/>
    </style:style>
    <style:style style:name="P24" style:family="paragraph" style:parent-style-name="Heading_20_3">
      <style:text-properties fo:color="#000000" loext:opacity="100%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loext:opacity="100%" fo:font-size="12pt" fo:font-weight="bold" style:font-size-asian="12pt" style:font-weight-asian="bold"/>
    </style:style>
    <style:style style:name="T3" style:family="text">
      <style:text-properties fo:color="#000000" loext:opacity="100%" fo:font-weight="bold" style:font-weight-asian="bold"/>
    </style:style>
    <style:style style:name="T4" style:family="text">
      <style:text-properties fo:color="#000000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333399" draw:stroke-linejoin="miter" draw:fill="none" draw:fill-color="#333399" draw:textarea-horizontal-align="left" draw:textarea-vertical-align="top" draw:auto-grow-height="false" fo:min-height="0.7417in" fo:min-width="3.4528in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BELAIR</text:p>
      <text:p text:style-name="P1">LES CONQUERANTS</text:p>
      <text:p text:style-name="P2">1 Ave de l’Atlantique – SILIC 907</text:p>
      <text:p text:style-name="P3"><text:tab/><text:tab/><text:tab/><text:tab/> <text:s/>91976 COURTABOEUF<text:span text:style-name="T1"/></text:p>
      <text:p text:style-name="P4"/>
      <text:p text:style-name="P5"/>
      <text:p text:style-name="P5"><text:span text:style-name="T2">DECOMPTE DE COTISATIONS DU </text:span><text:span text:style-name="T2"><text:database-display text:table-name="" text:table-type="table" text:column-name="COTIS">«COTIS»</text:database-display></text:span><text:span text:style-name="T2"><text:s/></text:span><text:span text:style-name="T2"><text:database-display text:table-name="" text:table-type="table" text:column-name="ANNEE">«ANNEE»</text:database-display></text:span></text:p>
      <text:p text:style-name="P6"/>
      <text:p text:style-name="P7"/>
      <text:p text:style-name="P7"/>
      <text:p text:style-name="P8"><text:span text:style-name="T3">RAISON SOCIALE<text:tab/>:<text:tab/></text:span><text:span text:style-name="T4"><text:database-display text:table-name="" text:table-type="table" text:column-name="titre">«titre»</text:database-display></text:span><text:span text:style-name="T4"> </text:span><text:span text:style-name="T4"><text:database-display text:table-name="" text:table-type="table" text:column-name="Nom_prénom_ou_Raison_sociale">«Nom_prénom_ou_Raison_sociale»</text:database-display></text:span><text:span text:style-name="T4"><text:s/></text:span></text:p>
      <text:p text:style-name="P8"><text:span text:style-name="T4"><text:tab/><text:tab/><text:tab/><text:tab/></text:span><text:span text:style-name="T4"><text:database-display text:table-name="" text:table-type="table" text:column-name="Numéro_et_voie">«Numéro_et_voie»</text:database-display></text:span></text:p>
      <text:p text:style-name="P8"><text:span text:style-name="T4"><text:tab/><text:tab/><text:tab/><text:tab/></text:span><text:span text:style-name="T4"><text:database-display text:table-name="" text:table-type="table" text:column-name="auxiliaire_de_voie">«auxiliaire_de_voie»</text:database-display></text:span></text:p>
      <text:p text:style-name="P8"><text:span text:style-name="T4"><text:tab/><text:tab/><text:tab/><text:tab/></text:span><text:span text:style-name="T4"><text:database-display text:table-name="" text:table-type="table" text:column-name="code_postal">«code_postal»</text:database-display></text:span><text:span text:style-name="T4"> </text:span><text:span text:style-name="T4"><text:database-display text:table-name="" text:table-type="table" text:column-name="bureau_distributeur">«bureau_distributeur»</text:database-display></text:span></text:p>
      <text:p text:style-name="P9"/>
      <text:p text:style-name="P8"><text:span text:style-name="T3">CONTRAT N°<text:tab/><text:tab/>:<text:tab/></text:span><text:span text:style-name="T4"><text:database-display text:table-name="" text:table-type="table" text:column-name="No_police">«No_police»</text:database-display></text:span><text:span text:style-name="T3"> </text:span></text:p>
      <text:p text:style-name="P8"><text:span text:style-name="T3">COMPAGNIE<text:tab/><text:tab/>:<text:tab/></text:span><text:span text:style-name="T4"><text:database-display text:table-name="" text:table-type="table" text:column-name="nom_compagnie">«nom_compagnie»</text:database-display>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Libellé de la cotisation</text:p>
          </table:table-cell>
          <table:table-cell table:style-name="Table1.A1" office:value-type="string">
            <text:h text:style-name="P11" text:outline-level="2">Base</text:h>
          </table:table-cell>
          <table:table-cell table:style-name="Table1.C1" office:value-type="string">
            <text:p text:style-name="P12">Taux de cotisation</text:p>
          </table:table-cell>
          <table:table-cell table:style-name="Table1.C1" office:value-type="string">
            <text:p text:style-name="P12">Montant de la cotisation</text:p>
          </table:table-cell>
        </table:table-row>
        <table:table-row table:style-name="Table1.2">
          <table:table-cell table:style-name="Table1.C1" table:number-columns-spanned="3" office:value-type="string">
            <text:p text:style-name="P9"><text:database-display text:table-name="" text:table-type="table" text:column-name="appellation_courante">«appellation_courante»</text:database-display></text:p>
          </table:table-cell>
          <table:covered-table-cell/>
          <table:covered-table-cell/>
          <table:table-cell table:style-name="Table1.C1" office:value-type="string">
            <text:p text:style-name="P13"/>
          </table:table-cell>
        </table:table-row>
        <table:table-row table:style-name="Table1.1">
          <table:table-cell table:style-name="Table1.C1" office:value-type="string">
            <text:p text:style-name="P9">OPTION :</text:p>
            <text:p text:style-name="P9"/>
            <text:p text:style-name="P9"><text:database-display text:table-name="" text:table-type="table" text:column-name="OPTIONS">«OPTIONS»</text:database-display></text:p>
          </table:table-cell>
          <table:table-cell table:style-name="Table1.C1" office:value-type="string">
            <text:p text:style-name="P14">Plafond S.Sociale (*)</text:p>
            <text:p text:style-name="P14"/>
            <text:p text:style-name="P14"><text:database-display text:table-name="" text:table-type="table" text:column-name="POINT">«POINT»</text:database-display></text:p>
          </table:table-cell>
          <table:table-cell table:style-name="Table1.C1" office:value-type="string">
            <text:p text:style-name="P13"/>
            <text:p text:style-name="P9"><text:database-display text:table-name="" text:table-type="table" text:column-name="TX">«TX»</text:database-display></text:p>
          </table:table-cell>
          <table:table-cell table:style-name="Table1.C1" office:value-type="string">
            <text:p text:style-name="P15"/>
            <text:p text:style-name="P16"><text:database-display text:table-name="" text:table-type="table" text:column-name="EUR">«EUR»</text:database-display></text:p>
          </table:table-cell>
        </table:table-row>
      </table:table>
      <text:p text:style-name="P7"/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TOTAL DES COTISATIONS</text:p>
          </table:table-cell>
          <table:table-cell table:style-name="Table2.A1" office:value-type="string">
            <text:p text:style-name="P17">€</text:p>
          </table:table-cell>
        </table:table-row>
      </table:table>
      <text:p text:style-name="P18"/>
      <text:p text:style-name="P19"><text:span text:style-name="T4">(*) valeur au 01/01/2018 : </text:span><text:span text:style-name="T4"><text:database-display text:table-name="" text:table-type="table" text:column-name="PMSS">«PMSS»</text:database-display></text:span><text:span text:style-name="T4"><text:s/>€</text:span></text:p>
      <text:p text:style-name="P18"/>
      <text:p text:style-name="P18"/>
      <text:h text:style-name="P20" text:outline-level="3">Exemplaire à nous retourner dûment complété accompagné de votre règlement ( chèque à établir à l’ordre de BELAIR <text:s/>).</text:h>
      <text:h text:style-name="Heading_20_4" text:outline-level="4">Date et cachet de l’entreprise </text:h>
      <text:p text:style-name="P21"><draw:custom-shape text:anchor-type="char" draw:z-index="1" draw:style-name="gr1" draw:text-style-name="P22" svg:width="3.8004in" svg:height="0.9224in" svg:x="-0.1252in" svg:y="0.0272in"><text:p/><draw:enhanced-geometry svg:viewBox="0 0 21600 21600" draw:type="rectangle" draw:enhanced-path="M 0 0 L 21600 0 21600 21600 0 21600 0 0 Z N"/></draw:custom-shape></text:p>
      <text:p text:style-name="P23"/>
      <text:h text:style-name="P24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style:text-underline-style="solid" style:text-underline-width="auto" style:text-underline-color="font-color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end" style:justify-single-word="false" fo:keep-with-next="always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1" style:font-family-complex="Arial" style:font-family-generic-complex="swiss" style:font-pitch-complex="variable" style:font-size-complex="11pt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0835in" fo:margin-bottom="0in" style:contextual-spacing="false" fo:text-align="center" style:justify-single-word="false" fo:keep-with-next="always"/>
      <style:text-properties fo:color="#0000ff" loext:opacity="100%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-0.1252in" fo:margin-right="0in" fo:text-align="justify" style:justify-single-word="false" fo:text-indent="0in" style:auto-text-indent="false" fo:keep-with-next="always"/>
      <style:text-properties fo:color="#0000ff" loext:opacity="100%" fo:font-style="italic" style:text-underline-style="solid" style:text-underline-width="auto" style:text-underline-color="font-color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left="-0.1252in" fo:margin-right="0in" fo:text-align="justify" style:justify-single-word="false" fo:text-indent="0in" style:auto-text-indent="false" fo:keep-with-next="always"/>
      <style:text-properties fo:color="#000000" loext:opacity="100%"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style:font-name="Arial1" fo:font-size="9pt" style:font-size-asian="9pt" style:font-name-complex="Arial1"/>
    </style:style>
    <style:style style:name="MP4" style:family="paragraph" style:parent-style-name="Footer">
      <style:text-properties style:font-name="Arial1" fo:font-size="9pt" style:font-size-asian="9pt" style:font-name-complex="Arial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 1" text:anchor-type="as-char" svg:width="2.0311in" svg:height="1.0626in" draw:z-index="0"><draw:image xlink:href="Pictures/10000001000000C300000066EF6F27D2.png" xlink:type="simple" xlink:show="embed" xlink:actuate="onLoad" draw:mime-type="image/png"/></draw:frame></text:p>
      </style:header>
      <style:footer>
        <text:p text:style-name="MP2">______________________________________________________________________________________ </text:p>
        <text:p text:style-name="MP3">Sarl au capital de 50000 € <text:s/>RC Corbeil 80 B 547 <text:s/>N.SIRET 215 472 657 00015 <text:s/>N.SIREN 215 472 657</text:p>
        <text:p text:style-name="MP4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dc:subject/>
    <meta:keyword/>
    <meta:initial-creator>bai</meta:initial-creator>
    <meta:creation-date>1999-05-20T11:52:00</meta:creation-date>
    <dc:creator>Muriel BONSERGENT</dc:creator>
    <dc:date>2018-08-31T15:13:00</dc:date>
    <meta:editing-cycles>111</meta:editing-cycles>
    <meta:editing-duration>PT1H</meta:editing-duration>
    <meta:document-statistic meta:table-count="2" meta:image-count="1" meta:object-count="0" meta:page-count="1" meta:paragraph-count="30" meta:word-count="111" meta:character-count="844" meta:non-whitespace-character-count="733"/>
    <meta:generator>LibreOffice/25.8.1.1$Windows_X86_64 LibreOffice_project/54047653041915e595ad4e45cccea684809c77b5</meta:generator>
  </office:meta>
</office:document-meta>
</file>